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style:text-properties style:font-name="OpenSymbol"/>
      </text:list-level-style-bullet>
      <text:list-level-style-bullet text:level="2" text:style-name="WW_CharLFO1LVL2" text:bullet-char="◦">
        <style:list-level-properties text:space-before="0.5in" text:min-label-width="0.25in"/>
        <style:text-properties style:font-name="OpenSymbol"/>
      </text:list-level-style-bullet>
      <text:list-level-style-bullet text:level="3" text:style-name="WW_CharLFO1LVL3" text:bullet-char="▪">
        <style:list-level-properties text:space-before="0.75in" text:min-label-width="0.25in"/>
        <style:text-properties style:font-name="OpenSymbol"/>
      </text:list-level-style-bullet>
      <text:list-level-style-bullet text:level="4" text:style-name="WW_CharLFO1LVL4" text:bullet-char="•">
        <style:list-level-properties text:space-before="1in" text:min-label-width="0.25in"/>
        <style:text-properties style:font-name="OpenSymbol"/>
      </text:list-level-style-bullet>
      <text:list-level-style-bullet text:level="5" text:style-name="WW_CharLFO1LVL5" text:bullet-char="◦">
        <style:list-level-properties text:space-before="1.25in" text:min-label-width="0.25in"/>
        <style:text-properties style:font-name="OpenSymbol"/>
      </text:list-level-style-bullet>
      <text:list-level-style-bullet text:level="6" text:style-name="WW_CharLFO1LVL6" text:bullet-char="▪">
        <style:list-level-properties text:space-before="1.5in" text:min-label-width="0.25in"/>
        <style:text-properties style:font-name="OpenSymbol"/>
      </text:list-level-style-bullet>
      <text:list-level-style-bullet text:level="7" text:style-name="WW_CharLFO1LVL7" text:bullet-char="•">
        <style:list-level-properties text:space-before="1.75in" text:min-label-width="0.25in"/>
        <style:text-properties style:font-name="OpenSymbol"/>
      </text:list-level-style-bullet>
      <text:list-level-style-bullet text:level="8" text:style-name="WW_CharLFO1LVL8" text:bullet-char="◦">
        <style:list-level-properties text:space-before="2in" text:min-label-width="0.25in"/>
        <style:text-properties style:font-name="OpenSymbol"/>
      </text:list-level-style-bullet>
      <text:list-level-style-bullet text:level="9" text:style-name="WW_CharLFO1LVL9" text:bullet-char="▪">
        <style:list-level-properties text:space-before="2.25in" text:min-label-width="0.25in"/>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3">
      <text:list-level-style-bullet text:level="1" text:style-name="WW_CharLFO3LVL1" text:bullet-char="-">
        <style:list-level-properties text:space-before="0.9847in" text:min-label-width="0.25in"/>
        <style:text-properties style:font-name="Liberation Serif"/>
      </text:list-level-style-bullet>
      <text:list-level-style-bullet text:level="2" text:style-name="WW_CharLFO3LVL2" text:bullet-char="o">
        <style:list-level-properties text:space-before="1.4847in" text:min-label-width="0.25in"/>
        <style:text-properties style:font-name="Courier New"/>
      </text:list-level-style-bullet>
      <text:list-level-style-bullet text:level="3" text:style-name="WW_CharLFO3LVL3" text:bullet-char="">
        <style:list-level-properties text:space-before="1.9847in" text:min-label-width="0.25in"/>
        <style:text-properties style:font-name="Wingdings"/>
      </text:list-level-style-bullet>
      <text:list-level-style-bullet text:level="4" text:style-name="WW_CharLFO3LVL4" text:bullet-char="">
        <style:list-level-properties text:space-before="2.4847in" text:min-label-width="0.25in"/>
        <style:text-properties style:font-name="Symbol"/>
      </text:list-level-style-bullet>
      <text:list-level-style-bullet text:level="5" text:style-name="WW_CharLFO3LVL5" text:bullet-char="o">
        <style:list-level-properties text:space-before="2.9847in" text:min-label-width="0.25in"/>
        <style:text-properties style:font-name="Courier New"/>
      </text:list-level-style-bullet>
      <text:list-level-style-bullet text:level="6" text:style-name="WW_CharLFO3LVL6" text:bullet-char="">
        <style:list-level-properties text:space-before="3.4847in" text:min-label-width="0.25in"/>
        <style:text-properties style:font-name="Wingdings"/>
      </text:list-level-style-bullet>
      <text:list-level-style-bullet text:level="7" text:style-name="WW_CharLFO3LVL7" text:bullet-char="">
        <style:list-level-properties text:space-before="3.9847in" text:min-label-width="0.25in"/>
        <style:text-properties style:font-name="Symbol"/>
      </text:list-level-style-bullet>
      <text:list-level-style-bullet text:level="8" text:style-name="WW_CharLFO3LVL8" text:bullet-char="o">
        <style:list-level-properties text:space-before="4.4847in" text:min-label-width="0.25in"/>
        <style:text-properties style:font-name="Courier New"/>
      </text:list-level-style-bullet>
      <text:list-level-style-bullet text:level="9" text:style-name="WW_CharLFO3LVL9" text:bullet-char="">
        <style:list-level-properties text:space-before="4.9847in" text:min-label-width="0.25in"/>
        <style:text-properties style:font-name="Wingdings"/>
      </text:list-level-style-bullet>
    </text:list-style>
    <style:style style:name="P1" style:parent-style-name="Standard" style:master-page-name="MP0" style:family="paragraph">
      <style:paragraph-properties fo:break-before="page" fo:text-align="center" fo:text-indent="0.5in"/>
    </style:style>
    <style:style style:name="T2" style:parent-style-name="DefaultParagraphFont" style:family="text">
      <style:text-properties fo:font-weight="bold" style:font-weight-asian="bold" style:font-weight-complex="bold" fo:font-size="14pt" style:font-size-asian="14pt" style:font-size-complex="14pt"/>
    </style:style>
    <style:style style:name="P3" style:parent-style-name="Standard" style:family="paragraph">
      <style:paragraph-properties fo:text-align="center" fo:text-indent="0.5in"/>
      <style:text-properties fo:font-weight="bold" style:font-weight-asian="bold" style:font-weight-complex="bold" fo:font-size="14pt" style:font-size-asian="14pt" style:font-size-complex="14pt"/>
    </style:style>
    <style:style style:name="P4" style:parent-style-name="Standard" style:family="paragraph">
      <style:paragraph-properties fo:text-align="center" fo:text-indent="0.5in"/>
      <style:text-properties fo:font-weight="bold" style:font-weight-asian="bold" style:font-weight-complex="bold" fo:font-size="14pt" style:font-size-asian="14pt" style:font-size-complex="14pt"/>
    </style:style>
    <style:style style:name="P5" style:parent-style-name="Standard" style:family="paragraph">
      <style:paragraph-properties fo:text-align="justify" fo:text-indent="0.5in"/>
    </style:style>
    <style:style style:name="P6" style:parent-style-name="Standard" style:family="paragraph">
      <style:paragraph-properties fo:text-align="justify" fo:text-indent="0.5in"/>
    </style:style>
    <style:style style:name="T7" style:parent-style-name="DefaultParagraphFont" style:family="text">
      <style:text-properties fo:font-style="italic" style:font-style-asian="italic" style:font-style-complex="italic"/>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justify"/>
    </style:style>
    <style:style style:name="P13" style:parent-style-name="Standard" style:family="paragraph">
      <style:paragraph-properties fo:text-align="justify"/>
    </style:style>
    <style:style style:name="P14" style:parent-style-name="Standard" style:family="paragraph">
      <style:paragraph-properties fo:text-align="justify"/>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P20" style:parent-style-name="Standard" style:family="paragraph">
      <style:paragraph-properties fo:text-align="justify"/>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center"/>
      <style:text-properties fo:font-weight="bold" style:font-weight-asian="bold" style:font-weight-complex="bold" fo:font-size="14pt" style:font-size-asian="14pt" style:font-size-complex="14pt"/>
    </style:style>
    <style:style style:name="P25" style:parent-style-name="Standard" style:family="paragraph">
      <style:paragraph-properties fo:text-align="center"/>
      <style:text-properties fo:font-weight="bold" style:font-weight-asian="bold" style:font-weight-complex="bold" fo:font-size="14pt" style:font-size-asian="14pt" style:font-size-complex="14pt"/>
    </style:style>
    <style:style style:name="P26" style:parent-style-name="Standard" style:family="paragraph">
      <style:paragraph-properties fo:text-align="justify" fo:text-indent="0.5in"/>
    </style:style>
    <style:style style:name="P27" style:parent-style-name="Standard" style:family="paragraph">
      <style:paragraph-properties fo:text-align="justify"/>
    </style:style>
    <style:style style:name="T28" style:parent-style-name="DefaultParagraphFont" style:family="text">
      <style:text-properties fo:font-style="italic" style:font-style-asian="italic" style:font-style-complex="italic"/>
    </style:style>
    <style:style style:name="P29" style:parent-style-name="Standard" style:family="paragraph">
      <style:paragraph-properties fo:text-align="justify"/>
    </style:style>
    <style:style style:name="P30" style:parent-style-name="Standard" style:family="paragraph">
      <style:paragraph-properties fo:text-align="justify"/>
    </style:style>
    <style:style style:name="T31" style:parent-style-name="DefaultParagraphFont" style:family="text">
      <style:text-properties fo:font-style="italic" style:font-style-asian="italic" style:font-style-complex="italic"/>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DefaultParagraphFont" style:family="text">
      <style:text-properties fo:font-style="italic" style:font-style-asian="italic" style:font-style-complex="italic"/>
    </style:style>
    <style:style style:name="P35" style:parent-style-name="Standard" style:family="paragraph">
      <style:paragraph-properties fo:text-align="justify"/>
    </style:style>
    <style:style style:name="P36" style:parent-style-name="Standard" style:family="paragraph">
      <style:paragraph-properties fo:text-align="justify"/>
    </style:style>
    <style:style style:name="T37" style:parent-style-name="DefaultParagraphFont" style:family="text">
      <style:text-properties fo:font-style="italic" style:font-style-asian="italic" style:font-style-complex="italic"/>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44" style:parent-style-name="DefaultParagraphFont" style:family="text">
      <style:text-properties fo:font-style="italic" style:font-style-asian="italic" style:font-style-complex="italic"/>
    </style:style>
    <style:style style:name="P45" style:parent-style-name="Standard" style:family="paragraph">
      <style:paragraph-properties fo:text-align="justify"/>
    </style:style>
    <style:style style:name="P46" style:parent-style-name="Standard" style:family="paragraph">
      <style:paragraph-properties fo:text-align="justify"/>
    </style:style>
    <style:style style:name="T47" style:parent-style-name="DefaultParagraphFont" style:family="text">
      <style:text-properties fo:font-style="italic" style:font-style-asian="italic" style:font-style-complex="italic"/>
    </style:style>
    <style:style style:name="T48" style:parent-style-name="DefaultParagraphFont" style:family="text">
      <style:text-properties fo:font-style="italic" style:font-style-asian="italic" style:font-style-complex="italic"/>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T53" style:parent-style-name="DefaultParagraphFont" style:family="text">
      <style:text-properties fo:font-style="italic" style:font-style-asian="italic" style:font-style-complex="italic"/>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T56" style:parent-style-name="DefaultParagraphFont" style:family="text">
      <style:text-properties fo:font-style="italic" style:font-style-asian="italic" style:font-style-complex="italic"/>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P59" style:parent-style-name="Standard" style:family="paragraph">
      <style:paragraph-properties fo:text-align="justify"/>
    </style:style>
    <style:style style:name="T60" style:parent-style-name="DefaultParagraphFont" style:family="text">
      <style:text-properties fo:font-style="italic" style:font-style-asian="italic" style:font-style-complex="italic"/>
    </style:style>
    <style:style style:name="P61" style:parent-style-name="Standard" style:family="paragraph">
      <style:paragraph-properties fo:text-align="justify"/>
    </style:style>
    <style:style style:name="P62" style:parent-style-name="Standard" style:family="paragraph">
      <style:paragraph-properties fo:text-align="justify" fo:margin-left="1.2347in">
        <style:tab-stops/>
      </style:paragraph-properties>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fo:font-style="italic" style:font-style-asian="italic" style:font-style-complex="italic"/>
    </style:style>
    <style:style style:name="P68" style:parent-style-name="Standard" style:family="paragraph">
      <style:paragraph-properties fo:text-align="justify"/>
    </style:style>
    <style:style style:name="P69" style:parent-style-name="Standard" style:family="paragraph">
      <style:paragraph-properties fo:text-align="justify" fo:margin-left="1.2347in">
        <style:tab-stops/>
      </style:paragraph-properties>
    </style:style>
    <style:style style:name="P70" style:parent-style-name="Standard" style:family="paragraph">
      <style:paragraph-properties fo:text-align="justify" fo:margin-left="1.477in" fo:text-indent="0.2423in">
        <style:tab-stops/>
      </style:paragraph-properties>
    </style:style>
    <style:style style:name="P71" style:parent-style-name="Standard" style:family="paragraph">
      <style:paragraph-properties fo:text-align="justify" fo:margin-left="1.477in" fo:text-indent="0.2423in">
        <style:tab-stops/>
      </style:paragraph-properties>
    </style:style>
    <style:style style:name="P72" style:parent-style-name="Standard" style:family="paragraph">
      <style:paragraph-properties fo:text-align="justify" fo:margin-left="0.9847in" fo:text-indent="0.1652in">
        <style:tab-stops/>
      </style:paragraph-properties>
    </style:style>
    <style:style style:name="P73" style:parent-style-name="Standard" style:family="paragraph">
      <style:paragraph-properties fo:text-align="justify"/>
    </style:style>
    <style:style style:name="T74" style:parent-style-name="DefaultParagraphFont" style:family="text">
      <style:text-properties fo:font-style="italic" style:font-style-asian="italic" style:font-style-complex="italic"/>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DefaultParagraphFont" style:family="text">
      <style:text-properties fo:font-style="italic" style:font-style-asian="italic" style:font-style-complex="italic"/>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T80" style:parent-style-name="DefaultParagraphFont" style:family="text">
      <style:text-properties fo:font-style="italic" style:font-style-asian="italic" style:font-style-complex="italic"/>
    </style:style>
    <style:style style:name="T81" style:parent-style-name="DefaultParagraphFont" style:family="text">
      <style:text-properties fo:font-style="italic" style:font-style-asian="italic" style:font-style-complex="italic"/>
    </style:style>
    <style:style style:name="P82" style:parent-style-name="Standard" style:family="paragraph">
      <style:paragraph-properties fo:text-align="justify"/>
    </style:style>
    <style:style style:name="P83" style:parent-style-name="Standard" style:family="paragraph">
      <style:paragraph-properties fo:text-align="justify" fo:margin-left="1.477in">
        <style:tab-stops/>
      </style:paragraph-properties>
    </style:style>
    <style:style style:name="P84" style:parent-style-name="Standard" style:family="paragraph">
      <style:paragraph-properties fo:text-align="justify"/>
    </style:style>
    <style:style style:name="T85" style:parent-style-name="DefaultParagraphFont" style:family="text">
      <style:text-properties fo:font-style="italic" style:font-style-asian="italic" style:font-style-complex="italic"/>
    </style:style>
    <style:style style:name="P86" style:parent-style-name="Standard" style:family="paragraph">
      <style:paragraph-properties fo:text-align="justify"/>
    </style:style>
    <style:style style:name="P87" style:parent-style-name="Standard" style:family="paragraph">
      <style:paragraph-properties fo:text-align="justify" fo:margin-left="1.2347in">
        <style:tab-stops/>
      </style:paragraph-properties>
    </style:style>
    <style:style style:name="P88" style:parent-style-name="Standard" style:family="paragraph">
      <style:paragraph-properties fo:text-align="justify" fo:margin-left="1.2347in">
        <style:tab-stops/>
      </style:paragraph-properties>
    </style:style>
    <style:style style:name="P89" style:parent-style-name="Standard" style:family="paragraph">
      <style:paragraph-properties fo:text-align="justify" fo:margin-left="1.2347in">
        <style:tab-stops/>
      </style:paragraph-properties>
    </style:style>
    <style:style style:name="P90" style:parent-style-name="Standard" style:family="paragraph">
      <style:paragraph-properties fo:text-align="justify"/>
    </style:style>
    <style:style style:name="T91" style:parent-style-name="DefaultParagraphFont" style:family="text">
      <style:text-properties fo:font-style="italic" style:font-style-asian="italic" style:font-style-complex="italic"/>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T94" style:parent-style-name="DefaultParagraphFont" style:family="text">
      <style:text-properties fo:font-style="italic" style:font-style-asian="italic" style:font-style-complex="italic"/>
    </style:style>
    <style:style style:name="T95" style:parent-style-name="DefaultParagraphFont" style:family="text">
      <style:text-properties fo:font-style="italic" style:font-style-asian="italic" style:font-style-complex="italic"/>
    </style:style>
    <style:style style:name="P96" style:parent-style-name="Standard" style:family="paragraph">
      <style:paragraph-properties fo:text-align="justify"/>
    </style:style>
    <style:style style:name="P97" style:parent-style-name="Standard" style:family="paragraph">
      <style:paragraph-properties fo:text-align="justify"/>
    </style:style>
    <style:style style:name="P98" style:parent-style-name="Standard" style:family="paragraph">
      <style:paragraph-properties fo:text-align="justify"/>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fo:margin-left="1.2347in">
        <style:tab-stops/>
      </style:paragraph-properties>
    </style:style>
    <style:style style:name="P104" style:parent-style-name="Standard" style:family="paragraph">
      <style:paragraph-properties fo:text-align="justify"/>
    </style:style>
    <style:style style:name="P105" style:parent-style-name="Standard" style:family="paragraph">
      <style:paragraph-properties fo:text-align="justify"/>
    </style:style>
    <style:style style:name="P106" style:parent-style-name="Standard" style:family="paragraph">
      <style:paragraph-properties fo:text-align="justify" fo:margin-left="1.2347in">
        <style:tab-stops/>
      </style:paragraph-properties>
    </style:style>
    <style:style style:name="P107" style:parent-style-name="Standard" style:family="paragraph">
      <style:paragraph-properties fo:text-align="justify"/>
    </style:style>
    <style:style style:name="T108" style:parent-style-name="DefaultParagraphFont" style:family="text">
      <style:text-properties fo:font-style="italic" style:font-style-asian="italic" style:font-style-complex="italic"/>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T113" style:parent-style-name="DefaultParagraphFont" style:family="text">
      <style:text-properties fo:font-style="italic" style:font-style-asian="italic" style:font-style-complex="italic"/>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P116" style:parent-style-name="Standard" style:family="paragraph">
      <style:paragraph-properties fo:text-align="justify" fo:margin-left="0.9847in">
        <style:tab-stops/>
      </style:paragraph-properties>
    </style:style>
    <style:style style:name="P117" style:parent-style-name="Standard" style:family="paragraph">
      <style:paragraph-properties fo:text-align="justify"/>
    </style:style>
    <style:style style:name="T118" style:parent-style-name="DefaultParagraphFont" style:family="text">
      <style:text-properties fo:font-style="italic" style:font-style-asian="italic" style:font-style-complex="italic"/>
    </style:style>
    <style:style style:name="P119" style:parent-style-name="Standard" style:family="paragraph">
      <style:paragraph-properties fo:text-align="justify"/>
    </style:style>
    <style:style style:name="P120" style:parent-style-name="Standard" style:family="paragraph">
      <style:paragraph-properties fo:text-align="justify"/>
    </style:style>
    <style:style style:name="T121" style:parent-style-name="DefaultParagraphFont" style:family="text">
      <style:text-properties fo:font-style="italic" style:font-style-asian="italic" style:font-style-complex="italic"/>
    </style:style>
    <style:style style:name="P122" style:parent-style-name="Standard" style:family="paragraph">
      <style:paragraph-properties fo:text-align="justify"/>
    </style:style>
    <style:style style:name="P123" style:parent-style-name="Standard" style:family="paragraph">
      <style:paragraph-properties fo:text-align="justify"/>
    </style:style>
    <style:style style:name="P124" style:parent-style-name="Standard" style:family="paragraph">
      <style:paragraph-properties fo:text-align="justify" fo:margin-left="1.2347in">
        <style:tab-stops/>
      </style:paragraph-properties>
    </style:style>
    <style:style style:name="P125" style:parent-style-name="Standard" style:family="paragraph">
      <style:paragraph-properties fo:text-align="justify"/>
    </style:style>
    <style:style style:name="T126" style:parent-style-name="DefaultParagraphFont" style:family="text">
      <style:text-properties fo:font-style="italic" style:font-style-asian="italic" style:font-style-complex="italic"/>
    </style:style>
    <style:style style:name="P127" style:parent-style-name="Standard" style:family="paragraph">
      <style:paragraph-properties fo:text-align="justify"/>
    </style:style>
    <style:style style:name="P128" style:parent-style-name="Standard" style:family="paragraph">
      <style:paragraph-properties fo:text-align="justify" fo:margin-left="1.2347in">
        <style:tab-stops/>
      </style:paragraph-properties>
    </style:style>
    <style:style style:name="P129" style:parent-style-name="Standard" style:family="paragraph">
      <style:paragraph-properties fo:text-align="justify"/>
    </style:style>
    <style:style style:name="T130" style:parent-style-name="DefaultParagraphFont" style:family="text">
      <style:text-properties fo:font-style="italic" style:font-style-asian="italic" style:font-style-complex="italic"/>
    </style:style>
    <style:style style:name="P131" style:parent-style-name="Standard" style:family="paragraph">
      <style:paragraph-properties fo:text-align="justify"/>
    </style:style>
    <style:style style:name="T132" style:parent-style-name="DefaultParagraphFont" style:family="text">
      <style:text-properties fo:font-style="italic" style:font-style-asian="italic" style:font-style-complex="italic"/>
    </style:style>
    <style:style style:name="P133" style:parent-style-name="Standard" style:family="paragraph">
      <style:paragraph-properties fo:text-align="justify"/>
    </style:style>
    <style:style style:name="T134" style:parent-style-name="DefaultParagraphFont" style:family="text">
      <style:text-properties fo:font-style="italic" style:font-style-asian="italic" style:font-style-complex="italic"/>
    </style:style>
    <style:style style:name="T135" style:parent-style-name="FootnoteReference" style:family="text">
      <style:text-properties fo:font-style="italic" style:font-style-asian="italic" style:font-style-complex="italic"/>
    </style:style>
    <style:style style:name="T136" style:parent-style-name="DefaultParagraphFont" style:family="text">
      <style:text-properties fo:font-style="italic" style:font-style-asian="italic" style:font-style-complex="italic"/>
    </style:style>
    <style:style style:name="P137" style:parent-style-name="Standard" style:family="paragraph">
      <style:paragraph-properties fo:text-align="justify"/>
    </style:style>
    <style:style style:name="T138" style:parent-style-name="DefaultParagraphFont" style:family="text">
      <style:text-properties fo:font-style="italic" style:font-style-asian="italic" style:font-style-complex="italic"/>
    </style:style>
    <style:style style:name="T139" style:parent-style-name="FootnoteReference" style:family="text">
      <style:text-properties fo:font-style="italic" style:font-style-asian="italic" style:font-style-complex="italic"/>
    </style:style>
    <style:style style:name="T140" style:parent-style-name="DefaultParagraphFont" style:family="text">
      <style:text-properties fo:font-style="italic" style:font-style-asian="italic" style:font-style-complex="italic"/>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style:style>
  </office:automatic-styles>
  <office:body>
    <office:text text:use-soft-page-breaks="true">
      <text:p text:style-name="P1"><text:span text:style-name="T2">NTP 2023/2024.</text:span></text:p>
      <text:p text:style-name="P3"/>
      <text:p text:style-name="P4">Vežba 1</text:p>
      <text:p text:style-name="P5"/>
      <text:p text:style-name="P6">U prvom terminu vežbi koje se tiču naprednih koncepata programskog jezika<text:s/><text:span text:style-name="T7">Python</text:span>, studenti bi trebalo da se upoznaju sa sledećim tematskim celinama samostalno<text:s/>proučavajući dolenavedene materijale:</text:p>
      <text:list text:style-name="LFO1" text:continue-numbering="true">
        <text:list-item>
          <text:p text:style-name="P8"><text:a xlink:href="https://www.igordejanovic.net/courses/ntp-siit/napredni-python/" office:target-frame-name="_top" xlink:show="replace">Profesorova prezentacija</text:a><text:s/>(slajdovi 1-53)</text:p>
        </text:list-item>
        <text:list-item>
          <text:p text:style-name="P9">Programski kodovi koji dodatno objašnjavaju sledeće koncepata programskog jezika Python</text:p>
          <text:list text:continue-numbering="true">
            <text:list-item>
              <text:p text:style-name="P10">Specijalne metode</text:p>
              <text:list text:continue-numbering="true">
                <text:list-item>
                  <text:p text:style-name="P11"><text:a xlink:href="https://github.com/vladaindjic/ntp-2020/blob/master/napredni-python/code/specijalne_metode.py" office:target-frame-name="_top" xlink:show="replace">modul examples/specijalne_metode.py</text:a></text:p>
                </text:list-item>
              </text:list>
            </text:list-item>
            <text:list-item>
              <text:p text:style-name="P12">Properties</text:p>
              <text:list text:continue-numbering="true">
                <text:list-item>
                  <text:p text:style-name="P13"><text:a xlink:href="https://github.com/vladaindjic/ntp-2020/blob/master/napredni-python/code/properties.py" office:target-frame-name="_top" xlink:show="replace">modul<text:s/></text:a>examples/properties.py</text:p>
                </text:list-item>
              </text:list>
            </text:list-item>
            <text:list-item>
              <text:p text:style-name="P14">Deskriptori</text:p>
              <text:list text:continue-numbering="true">
                <text:list-item>
                  <text:p text:style-name="P15"><text:a xlink:href="https://github.com/vladaindjic/ntp-2020/blob/master/napredni-python/code/deskriptori.py" office:target-frame-name="_top" xlink:show="replace">modul examples/</text:a>deskriptori<text:a xlink:href="https://github.com/vladaindjic/ntp-2020/blob/master/napredni-python/code/deskriptori.py" office:target-frame-name="_top" xlink:show="replace">.py</text:a></text:p>
                </text:list-item>
              </text:list>
            </text:list-item>
            <text:list-item>
              <text:p text:style-name="P16">Dekoratori</text:p>
              <text:list text:continue-numbering="true">
                <text:list-item>
                  <text:p text:style-name="P17"><text:a xlink:href="https://github.com/vladaindjic/ntp-2020/blob/master/napredni-python/code/dekoratori.py" office:target-frame-name="_top" xlink:show="replace">modul<text:s/></text:a>examples/dekoratori<text:a xlink:href="https://github.com/vladaindjic/ntp-2020/blob/master/napredni-python/code/dekoratori.py" office:target-frame-name="_top" xlink:show="replace">.py</text:a></text:p>
                </text:list-item>
              </text:list>
            </text:list-item>
            <text:list-item>
              <text:p text:style-name="P18">functools</text:p>
              <text:list text:continue-numbering="true">
                <text:list-item>
                  <text:p text:style-name="P19"><text:a xlink:href="https://github.com/vladaindjic/ntp-2020/blob/master/napredni-python/code/funkcije_viseg_reda.py" office:target-frame-name="_top" xlink:show="replace">modul<text:s/></text:a>examples/funkcije_viseg_reda<text:a xlink:href="https://github.com/vladaindjic/ntp-2020/blob/master/napredni-python/code/funkcije_viseg_reda.py" office:target-frame-name="_top" xlink:show="replace">.py</text:a></text:p>
                </text:list-item>
              </text:list>
            </text:list-item>
            <text:list-item>
              <text:p text:style-name="P20">itertools</text:p>
              <text:list text:continue-numbering="true">
                <text:list-item>
                  <text:p text:style-name="P21"><text:a xlink:href="https://github.com/vladaindjic/ntp-2020/blob/master/napredni-python/code/funkcije_za_iteraciju.py" office:target-frame-name="_top" xlink:show="replace">modul<text:s/></text:a>examples/funkcije_za_iteraciju<text:a xlink:href="https://github.com/vladaindjic/ntp-2020/blob/master/napredni-python/code/funkcije_za_iteraciju.py" office:target-frame-name="_top" xlink:show="replace">.py</text:a></text:p>
                </text:list-item>
              </text:list>
            </text:list-item>
          </text:list>
        </text:list-item>
      </text:list>
      <text:p text:style-name="P22"/>
      <text:p text:style-name="P23"/>
      <text:p text:style-name="P24">Zadaci za samostalni rad</text:p>
      <text:p text:style-name="P25"/>
      <text:p text:style-name="P26">Nakon prolaska kroz gorenavedene materijale, ali i uz dodatno samostalno istraživanje, potrebno je uraditi sledeće zadatke (teorijske i praktične):</text:p>
      <text:list text:style-name="LFO2" text:continue-numbering="true">
        <text:list-item>
          <text:p text:style-name="P27">Šta je to<text:s/><text:span text:style-name="T28">script</text:span><text:s/>jezik? Navesti nekoliko primera.</text:p>
        </text:list-item>
      </text:list>
      <text:list text:style-name="LFO3" text:continue-numbering="true">
        <text:list-item>
          <text:p text:style-name="P29">Jezik koji se izvrsava redom I ne mora da ima kompajler. Primeri python, javascript, php, lua.</text:p>
        </text:list-item>
      </text:list>
      <text:list text:style-name="LFO2" text:continue-numbering="true">
        <text:list-item>
          <text:p text:style-name="P30">Kada je nastao<text:s/><text:span text:style-name="T31">Python</text:span><text:s/>programski jezik? Ko je njegov tvorac?</text:p>
        </text:list-item>
      </text:list>
      <text:list text:style-name="LFO3" text:continue-numbering="true">
        <text:list-item>
          <text:p text:style-name="P32">1991. Guido van Rossum</text:p>
        </text:list-item>
      </text:list>
      <text:list text:style-name="LFO2" text:continue-numbering="true">
        <text:list-item>
          <text:p text:style-name="P33">Da li je<text:s/><text:span text:style-name="T34">Python</text:span><text:s/>statički ili dinamički tipiziran programski jezik?</text:p>
        </text:list-item>
      </text:list>
      <text:list text:style-name="LFO3" text:continue-numbering="true">
        <text:list-item>
          <text:p text:style-name="P35">Dinamicki tipiziran je. To znaci da se za vreme runtime-a utvrdjuje koji je tip promenljive od strane interpretera.<text:s/></text:p>
        </text:list-item>
      </text:list>
      <text:list text:style-name="LFO2" text:continue-numbering="true">
        <text:list-item>
          <text:p text:style-name="P36">Da li<text:s/><text:span text:style-name="T37">Python</text:span><text:s/>ima<text:s/>tipove podataka?</text:p>
        </text:list-item>
      </text:list>
      <text:list text:style-name="LFO3" text:continue-numbering="true">
        <text:list-item>
          <text:p text:style-name="P38">Ima iako ne moramo da ih navodimo.</text:p>
        </text:list-item>
      </text:list>
      <text:list text:style-name="LFO2" text:continue-numbering="true">
        <text:list-item>
          <text:p text:style-name="P39">Navesti nekoliko najznačajnijih Python “implementacija”.</text:p>
        </text:list-item>
      </text:list>
      <text:list text:style-name="LFO3" text:continue-numbering="true">
        <text:list-item>
          <text:p text:style-name="P40"><text:s/>CPython, PyPython, Jpython itd</text:p>
        </text:list-item>
      </text:list>
      <text:list text:style-name="LFO2" text:continue-numbering="true">
        <text:list-item>
          <text:p text:style-name="P41">Ukratko objasniti pojam Just-In-Time kompajliranja?</text:p>
        </text:list-item>
      </text:list>
      <text:list text:style-name="LFO3" text:continue-numbering="true">
        <text:list-item>
          <text:p text:style-name="P42">Kompajliranje koje uzme segment koda I komplajlira taj segment umesto celog koda. Znaci python je delimicno kompajliran programski jezik.</text:p>
        </text:list-item>
      </text:list>
      <text:list text:style-name="LFO2" text:continue-numbering="true">
        <text:list-item>
          <text:p text:style-name="P43">Koja je referentna implementacija<text:s/><text:span text:style-name="T44">Python</text:span><text:s/>programskog jezik?</text:p>
        </text:list-item>
      </text:list>
      <text:list text:style-name="LFO3" text:continue-numbering="true">
        <text:list-item>
          <text:p text:style-name="P45">C python I to mi koristimo kad instaliramo python</text:p>
        </text:list-item>
      </text:list>
      <text:list text:style-name="LFO2" text:continue-numbering="true">
        <text:list-item>
          <text:p text:style-name="P46">Da li je<text:s/><text:span text:style-name="T47">Python</text:span><text:s/>(<text:span text:style-name="T48">CPython</text:span>) interpretiran ili kompajliran programski jezik? Objasniti.</text:p>
        </text:list-item>
      </text:list>
      <text:list text:style-name="LFO3" text:continue-numbering="true">
        <text:list-item>
          <text:p text:style-name="P49">Kombinovano. Kompajliran je taman toliko da moze da se izvrsi C kod ali je sve ostalo interpretirano.</text:p>
        </text:list-item>
      </text:list>
      <text:soft-page-break/>
      <text:list text:style-name="LFO2" text:continue-numbering="true">
        <text:list-item>
          <text:p text:style-name="P50">Šta je programska paradigma?</text:p>
        </text:list-item>
      </text:list>
      <text:list text:style-name="LFO3" text:continue-numbering="true">
        <text:list-item>
          <text:p text:style-name="P51">To je klasifikacija, stil, nacin programiranja. To je pristup resavanju problema koriscenjem programskih jezika.</text:p>
        </text:list-item>
      </text:list>
      <text:list text:style-name="LFO2" text:continue-numbering="true">
        <text:list-item>
          <text:p text:style-name="P52">Šta znači da je<text:s/><text:span text:style-name="T53">Python</text:span><text:s/>multi-paradigmatski programski jezik?</text:p>
        </text:list-item>
      </text:list>
      <text:list text:style-name="LFO3" text:continue-numbering="true">
        <text:list-item>
          <text:p text:style-name="P54">Podrzava vise paradigm: imperativno, funkcionalno, refleksivno, dinamicno</text:p>
        </text:list-item>
      </text:list>
      <text:list text:style-name="LFO2" text:continue-numbering="true">
        <text:list-item>
          <text:p text:style-name="P55">Koje sve paradigme<text:s/><text:span text:style-name="T56">Python</text:span><text:s/>podržava?</text:p>
        </text:list-item>
        <text:list-item>
          <text:p text:style-name="P57">Šta su i čemu služe magične metode? Navesti nekoliko primera.</text:p>
        </text:list-item>
      </text:list>
      <text:list text:style-name="LFO3" text:continue-numbering="true">
        <text:list-item>
          <text:p text:style-name="P58">To su underscore metode. <text:s/>Iter, Next, Init…</text:p>
        </text:list-item>
      </text:list>
      <text:list text:style-name="LFO2" text:continue-numbering="true">
        <text:list-item>
          <text:p text:style-name="P59">Šta je iterator protokol (u kontekstu programskog jezika<text:s/><text:span text:style-name="T60">Python</text:span>)? Navesti primer.</text:p>
        </text:list-item>
      </text:list>
      <text:list text:style-name="LFO3" text:continue-numbering="true">
        <text:list-item>
          <text:p text:style-name="P61"><text:s/>Iterator je protocol koji implementira specijalnu metodu iter. Iteriramo kroz neki objekat I podrazumeva da implementiramo iterativni protocol __iter__ I __next__.</text:p>
        </text:list-item>
      </text:list>
      <text:p text:style-name="P62">Primer TODO</text:p>
      <text:list text:style-name="LFO2" text:continue-numbering="true">
        <text:list-item>
          <text:p text:style-name="P63">Koja je razlika između iteratora i generatora? Kada se koristi jedan, a kada drugi?</text:p>
        </text:list-item>
      </text:list>
      <text:list text:style-name="LFO3" text:continue-numbering="true">
        <text:list-item>
          <text:p text:style-name="P64">Logika za dobavljanje sledeceg je razlicita. Kod generatora next se dobija sa yield. Kad imamo generator dovoljno je samo da dobijemo referenu ka iterativnom objektu bez da implementiramo next. Yield znaci da vracac element ali nastavlja dalje da izvrsava kod. Generatori ne dovuku sav sadrzaj, yield vrati trenutni sadrzaj. Generatori I iteratori se koriste prilikom ucitavanja iz fajlova, velikih kolicina podataka itd.<text:s/>Generator se koristi kada je logika za koriscenje sledeceg elementa jednostavna, u suprotnom se koristi iterator.</text:p>
        </text:list-item>
      </text:list>
      <text:list text:style-name="LFO2" text:continue-numbering="true">
        <text:list-item>
          <text:p text:style-name="P65">Koja je razlika između __<text:span text:style-name="T66">getattribute</text:span>__ i __<text:span text:style-name="T67">getattr</text:span>__?</text:p>
        </text:list-item>
      </text:list>
      <text:list text:style-name="LFO3" text:continue-numbering="true">
        <text:list-item>
          <text:p text:style-name="P68">__getattr__ se poziva ukoliko standardnim mehanizmima nije pronadjen atribut objekta. Kao parameter se prima ime atributa I vraca njegovu vrednost ukoliko postoji ili podize izuzetak AttributeError ukoliko atribut ne postoji.</text:p>
        </text:list-item>
      </text:list>
      <text:p text:style-name="P69">__getattribute__ specijalna metoda nizeg nivoa. Podrazumevana implementacija obavlja sledecu pretragu:<text:s/></text:p>
      <text:p text:style-name="P70">- Prvo se proverava __dict__ recnik instance a zatim klasa prateci MRO lanac</text:p>
      <text:p text:style-name="P71">- Ukoliko se atribut ne pronadje poziva se __getatr__</text:p>
      <text:p text:style-name="P72">Ovu metodu je retko potrebno redefinisati. Paziti prilikom pisanja na beskonacnu rekurziju. Najbolje je pozvati na kraju nadimplementaciju object.__getattrubute__(self, name).</text:p>
      <text:list text:style-name="LFO2" text:continue-numbering="true">
        <text:list-item>
          <text:p text:style-name="P73">Implementirati klasu<text:s/><text:span text:style-name="T74">PrirodniBrojevi</text:span><text:s/>čiji je zadatak da omogući iteraciju kroz skup prirodnih brojeva. Implementirati ekvivalentni generator.</text:p>
        </text:list-item>
      </text:list>
      <text:list text:style-name="LFO3" text:continue-numbering="true">
        <text:list-item>
          <text:p text:style-name="P75"/>
        </text:list-item>
      </text:list>
      <text:list text:style-name="LFO2" text:continue-numbering="true">
        <text:list-item>
          <text:p text:style-name="P76">Šta predstavlja<text:s/><text:span text:style-name="T77">__dict__</text:span>?</text:p>
        </text:list-item>
      </text:list>
      <text:list text:style-name="LFO3" text:continue-numbering="true">
        <text:list-item>
          <text:p text:style-name="P78">__dict__ je specijalni atribut ili recnik u Pythonu koji se koristi za skladistenje atributa objekta. Svaki objekat u python ima __dict__ atribut koji sadrzi sve attribute I njihove vrednost za taj objekat. Ovo omogucava dinamicko dodavanje, menjanje I brisanje atributa objekta tokom izvrsenja programa.</text:p>
        </text:list-item>
      </text:list>
      <text:list text:style-name="LFO2" text:continue-numbering="true">
        <text:list-item>
          <text:p text:style-name="P79">Da li u programskom jeziku<text:s/><text:span text:style-name="T80">Python</text:span><text:s/>postoje modifikatori pristupa (engl.<text:s/><text:span text:style-name="T81">access modifiers</text:span>)?</text:p>
        </text:list-item>
      </text:list>
      <text:list text:style-name="LFO3" text:continue-numbering="true">
        <text:list-item>
          <text:p text:style-name="P82">U<text:s/>python se to ne postize pomocu klasicnih modifikatora pristupa( public, private, protected) nego se koristi konvencija za oznacavanje atributa I metoda prema njihovoj vidljivosti.</text:p>
        </text:list-item>
      </text:list>
      <text:p text:style-name="P83">Javni atributi nemaju nikakve prefikse.Privatni imaju donju crtu kao prefiks. Zasticeni imaju dvostruku donju crtu kao prefiks.</text:p>
      <text:list text:style-name="LFO2" text:continue-numbering="true">
        <text:list-item>
          <text:p text:style-name="P84">Koje su dve prednosti deskriptora u odnosu na<text:s/><text:span text:style-name="T85">properties</text:span>? Navesti primer.</text:p>
        </text:list-item>
      </text:list>
      <text:list text:style-name="LFO3" text:continue-numbering="true">
        <text:list-item>
          <text:p text:style-name="P86">Deskriptori I properties omogucavaju kontrolu pristupa atributima objekta. Prednosti deskriptora su:</text:p>
        </text:list-item>
      </text:list>
      <text:soft-page-break/>
      <text:p text:style-name="P87"><text:s/><text:tab/><text:tab/>1.Veca kontrola nad pristupom atribtima. Moze se tacno definisati ponasanje koje se desava kad se atribut cita, postavlja Ili brise.</text:p>
      <text:p text:style-name="P88"><text:tab/><text:tab/>2.Ponovna upotreba koda. Deskriptori su prenosivi I mogu se koristiti u razlicitim klasama I objektima bez potrebe za ponovnim pisanjem koda za svaku klasu.</text:p>
      <text:p text:style-name="P89">Primer TODO</text:p>
      <text:list text:style-name="LFO2" text:continue-numbering="true">
        <text:list-item>
          <text:p text:style-name="P90">Da li su<text:s/>funkcije objekti u programskom jeziku<text:s/><text:span text:style-name="T91">Python</text:span>?</text:p>
        </text:list-item>
      </text:list>
      <text:list text:style-name="LFO3" text:continue-numbering="true">
        <text:list-item>
          <text:p text:style-name="P92">Jesu. U python funkcije se tretiraju kao objekti prve klase sto znaci da ih mozemo dodeljivati promenljivama, prosledjivati kao argumente drugim funkcijama I vracati iz drugih funkcija. Ovo takodje omogocava funkcionalno programiranje, kompoziciju funkcija I druge napredne tehnike u Pythonu.</text:p>
        </text:list-item>
      </text:list>
      <text:list text:style-name="LFO2" text:continue-numbering="true">
        <text:list-item>
          <text:p text:style-name="P93">Da li su funkcije<text:s/><text:span text:style-name="T94">first-class</text:span><text:s/>objekti u programskom jeziku<text:s/><text:span text:style-name="T95">Python</text:span>? Objasniti.</text:p>
        </text:list-item>
      </text:list>
      <text:list text:style-name="LFO3" text:continue-numbering="true">
        <text:list-item>
          <text:p text:style-name="P96">Da. Funkcije se tretiraju kao bilo koji drugi objekat u jeziku. Pitanje gore.</text:p>
        </text:list-item>
      </text:list>
      <text:list text:style-name="LFO2" text:continue-numbering="true">
        <text:list-item>
          <text:p text:style-name="P97">Šta su to unutrašnje (ugnježdene) funkcije?</text:p>
        </text:list-item>
      </text:list>
      <text:list text:style-name="LFO3" text:continue-numbering="true">
        <text:list-item>
          <text:p text:style-name="P98">Unutrasnje funkcije u Pythonu su funckije koje su definisane unutar drugih funkcija. Ove fje su lokalno vidljive za okruzenje roditeljske funkcije I cesto se koriste za enkapsulaciju I sakrivanje funkcionalnosti koja nije namenjena za siroku upotrebu.</text:p>
        </text:list-item>
      </text:list>
      <text:list text:style-name="LFO2" text:continue-numbering="true">
        <text:list-item>
          <text:p text:style-name="P99">Šta je leksičko zatvorenje?</text:p>
        </text:list-item>
      </text:list>
      <text:list text:style-name="LFO3" text:continue-numbering="true">
        <text:list-item>
          <text:p text:style-name="P100">To je concept u programiranju koji se odnosi na sposobnost funckije da zapamti I zadrzi reference na promenljive izvan svoje vlastite definicije, cak I nakon sto je funkcija izvrsena ili napustila svoj okvir izvrsavanja. Ovo znaci da funkcija moze pristupiti promenljivama koje nisu deo njenog okvira I da ce te promenljive ostati dostupne cak I nakon sto je funckija zavrsila izvodjenje,</text:p>
        </text:list-item>
      </text:list>
      <text:list text:style-name="LFO2" text:continue-numbering="true">
        <text:list-item>
          <text:p text:style-name="P101">Šta su dekoratori? Navesti nekoliko primera.</text:p>
        </text:list-item>
      </text:list>
      <text:list text:style-name="LFO3" text:continue-numbering="true">
        <text:list-item>
          <text:p text:style-name="P102">Dekoratori su fje u progr jeziku Python koje se koriste za prosirenje ili izmenu ponasanja drugih fja ili metoda bez promene njihovog izvornog koda. Dekoratori omogucavaju programerima da lako primene istu funkcionalnost na vise fja ili metoda bez ponavljanja koda.</text:p>
        </text:list-item>
      </text:list>
      <text:p text:style-name="P103">Primer TODO</text:p>
      <text:list text:style-name="LFO2" text:continue-numbering="true">
        <text:list-item>
          <text:p text:style-name="P104">Da li dekoratori mogu da imaju parametre? Ukoliko mogu, navesti primer.</text:p>
        </text:list-item>
      </text:list>
      <text:list text:style-name="LFO3" text:continue-numbering="true">
        <text:list-item>
          <text:p text:style-name="P105">Mogu imati parameter</text:p>
        </text:list-item>
      </text:list>
      <text:p text:style-name="P106">Primer TODO</text:p>
      <text:list text:style-name="LFO2" text:continue-numbering="true">
        <text:list-item>
          <text:p text:style-name="P107">Šta su to<text:s/><text:span text:style-name="T108">lamda</text:span><text:s/>funkcije, a šta predikatske funkcije?</text:p>
        </text:list-item>
      </text:list>
      <text:list text:style-name="LFO3" text:continue-numbering="true">
        <text:list-item>
          <text:p text:style-name="P109">To su koncepti u programiranju koji se cesto koriste za definisanje malih anonimnih fja koje se koriste za kratke izracune ili za filtriranje podataka.</text:p>
        </text:list-item>
        <text:list-item>
          <text:p text:style-name="P110">Lambda fje se definisu pomocu kljune reci lambda I Imaju sintaksu lambda argumenti: izraz</text:p>
        </text:list-item>
        <text:list-item>
          <text:p text:style-name="P111">Predikatske fje su fje koje se koriste za testiranje ili proveru uslova. Obicno vracaju T|rue/False.<text:s/></text:p>
        </text:list-item>
      </text:list>
      <text:list text:style-name="LFO2" text:continue-numbering="true">
        <text:list-item>
          <text:p text:style-name="P112">Koja dva modula u<text:s/><text:span text:style-name="T113">Python</text:span><text:s/>programskom jeziku omogućavaju paradigmu funkcionalnog programiranja?</text:p>
        </text:list-item>
      </text:list>
      <text:list text:style-name="LFO3" text:continue-numbering="true">
        <text:list-item>
          <text:p text:style-name="P114">Functools modul I itertools modul.</text:p>
        </text:list-item>
        <text:list-item>
          <text:p text:style-name="P115">Najvaznije functools metode su map I filter</text:p>
        </text:list-item>
      </text:list>
      <text:p text:style-name="P116">Dopuniti TODO</text:p>
      <text:list text:style-name="LFO2" text:continue-numbering="true">
        <text:list-item>
          <text:p text:style-name="P117">Šta je to<text:s/><text:span text:style-name="T118">lamda calculus</text:span>? Ko je njegov tvorac?</text:p>
        </text:list-item>
      </text:list>
      <text:list text:style-name="LFO3" text:continue-numbering="true">
        <text:list-item>
          <text:p text:style-name="P119">To je formalni matematicki model I jednostavna jezik za opisivanje komputacionih fja I izracuvavanja. Lamba racun se cesto koristi kao osnovna apstraktivna masina u teoriji programiranja I teoriji jezika. Alonzo Church je tvorac</text:p>
        </text:list-item>
      </text:list>
      <text:list text:style-name="LFO2" text:continue-numbering="true">
        <text:list-item>
          <text:p text:style-name="P120">Koji je zadatak<text:s/><text:span text:style-name="T121">@total_ordering</text:span><text:s/>dekoratora? Navesti primer.</text:p>
        </text:list-item>
      </text:list>
      <text:soft-page-break/>
      <text:list text:style-name="LFO3" text:continue-numbering="true">
        <text:list-item>
          <text:p text:style-name="P122">Total ordering decorator je deo python std biblioteke tacnije modula functools I koristi se za pojednostavljenje definisanja metoa <text:s/>za ukupno uredjenje. Ukupno uredjenje se odnosi na definisanje svih potrebnih metoda za poredjenje objekata(&lt;, &gt;, ==…) na osnovu jednog ili vise kljucnih atributa.</text:p>
        </text:list-item>
        <text:list-item>
          <text:p text:style-name="P123">Total ordering zahteva da implementirate samo dve od cetiri moguce metode za predjenje: __lt__, __eg__ a sam decorator ce generisati ostale</text:p>
        </text:list-item>
      </text:list>
      <text:p text:style-name="P124">Primer TODO</text:p>
      <text:list text:style-name="LFO2" text:continue-numbering="true">
        <text:list-item>
          <text:p text:style-name="P125">Čemu služi<text:s/><text:span text:style-name="T126">@wraps dekorator</text:span>? Navesti primer.</text:p>
        </text:list-item>
      </text:list>
      <text:list text:style-name="LFO3" text:continue-numbering="true">
        <text:list-item>
          <text:p text:style-name="P127">Wraps decorator je deo python std bibl I korisdti se za ocuvanje metapodataka funkcija kada se primenjuju dekoratori na njih. Ovo je posebno korisno kada definisemo vlastite dekoratore jer moze pomoci u ocuvanju informacija o fjama kao sto su njihovo ime, dokumentacija I potpis.</text:p>
        </text:list-item>
      </text:list>
      <text:p text:style-name="P128">PRIMER TODO<?opendocument cursor-position?></text:p>
      <text:list text:style-name="LFO2" text:continue-numbering="true">
        <text:list-item>
          <text:p text:style-name="P129">U jednom iskazu potrebno je odrediti zbir kvadrata prvih 100 prirodnih brojeva. Napomena: Nije dozvoljena upotreba funkcije<text:s/><text:span text:style-name="T130">sum</text:span>.</text:p>
        </text:list-item>
        <text:list-item>
          <text:p text:style-name="P131">U jednom iskazu potrebno je odrediti zbir prvih 100 parnih prirodnih brojeva. Napomena: Nije dozvoljena upotreba funkcije<text:s/><text:span text:style-name="T132">sum</text:span>.</text:p>
        </text:list-item>
        <text:list-item>
          <text:p text:style-name="P133">Funkcija<text:s/><text:span text:style-name="T134">faktorijel</text:span><text:span text:style-name="T135"><text:note text:note-class="footnote" text:id="_ftn0"><text:note-citation>1</text:note-citation><text:note-body><text:p text:style-name="Footnote"><text:a xlink:href="https://en.wikipedia.org/wiki/Factorial" office:target-frame-name="_top" xlink:show="replace">https://en.wikipedia.org/wiki/Factorial</text:a></text:p></text:note-body></text:note></text:span><text:s/>prima jedan parametar<text:s/><text:span text:style-name="T136">n</text:span>, koji predstavlja prirodan broj. Napisati ovu funkciju tako da koristi samo jedan iskaz.</text:p>
        </text:list-item>
        <text:list-item>
          <text:p text:style-name="P137">Funkcija<text:s/><text:span text:style-name="T138">levi_faktorijel</text:span><text:span text:style-name="T139"><text:note text:note-class="footnote" text:id="_ftn1"><text:note-citation>2</text:note-citation><text:note-body><text:p text:style-name="Footnote"><text:a xlink:href="https://sh.wikipedia.org/wiki/Levi_faktorijel" office:target-frame-name="_top" xlink:show="replace">https://sh.wikipedia.org/wiki/Levi_faktorijel</text:a></text:p></text:note-body></text:note></text:span><text:s/>prima jedan parametar<text:s/><text:span text:style-name="T140">n</text:span>, koji predstavlja prirodan broj. Napisati ovu funkciju tako da sadrži samo jedan iskaz. Potrebno je iskoristiti funkciju<text:s/><text:span text:style-name="T141">faktorijel</text:span><text:s/>iz prethodnog zadatka. Napomena: Nije dozvoljena upotreba funkcije<text:s/><text:span text:style-name="T142">sum</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FootnoteSymbol" style:display-name="Footnote Symbol" style:family="text"/>
    <style:style style:name="Endnoteanchor" style:display-name="Endnote anchor" style:family="text">
      <style:text-properties style:text-position="super 66.6%"/>
    </style:style>
    <style:style style:name="EndnoteSymbol" style:display-name="Endnote Symbol" style:family="text"/>
    <style:style style:name="FootnoteReference" style:display-name="Footnote Reference" style:family="text" style:parent-style-name="DefaultParagraphFont">
      <style:text-properties style:text-position="super 66.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Liberation Serif" style:font-name-asian="Noto Serif CJK SC" style:font-name-complex="Droid Sans Devanaga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OpenSymbol"/>
      </text:list-level-style-bullet>
      <text:list-level-style-bullet text:level="2" text:style-name="WW_CharLFO1LVL2" text:bullet-char="◦">
        <style:list-level-properties text:space-before="0.5in" text:min-label-width="0.25in"/>
        <style:text-properties style:font-name="OpenSymbol"/>
      </text:list-level-style-bullet>
      <text:list-level-style-bullet text:level="3" text:style-name="WW_CharLFO1LVL3" text:bullet-char="▪">
        <style:list-level-properties text:space-before="0.75in" text:min-label-width="0.25in"/>
        <style:text-properties style:font-name="OpenSymbol"/>
      </text:list-level-style-bullet>
      <text:list-level-style-bullet text:level="4" text:style-name="WW_CharLFO1LVL4" text:bullet-char="•">
        <style:list-level-properties text:space-before="1in" text:min-label-width="0.25in"/>
        <style:text-properties style:font-name="OpenSymbol"/>
      </text:list-level-style-bullet>
      <text:list-level-style-bullet text:level="5" text:style-name="WW_CharLFO1LVL5" text:bullet-char="◦">
        <style:list-level-properties text:space-before="1.25in" text:min-label-width="0.25in"/>
        <style:text-properties style:font-name="OpenSymbol"/>
      </text:list-level-style-bullet>
      <text:list-level-style-bullet text:level="6" text:style-name="WW_CharLFO1LVL6" text:bullet-char="▪">
        <style:list-level-properties text:space-before="1.5in" text:min-label-width="0.25in"/>
        <style:text-properties style:font-name="OpenSymbol"/>
      </text:list-level-style-bullet>
      <text:list-level-style-bullet text:level="7" text:style-name="WW_CharLFO1LVL7" text:bullet-char="•">
        <style:list-level-properties text:space-before="1.75in" text:min-label-width="0.25in"/>
        <style:text-properties style:font-name="OpenSymbol"/>
      </text:list-level-style-bullet>
      <text:list-level-style-bullet text:level="8" text:style-name="WW_CharLFO1LVL8" text:bullet-char="◦">
        <style:list-level-properties text:space-before="2in" text:min-label-width="0.25in"/>
        <style:text-properties style:font-name="OpenSymbol"/>
      </text:list-level-style-bullet>
      <text:list-level-style-bullet text:level="9" text:style-name="WW_CharLFO1LVL9" text:bullet-char="▪">
        <style:list-level-properties text:space-before="2.25in" text:min-label-width="0.25in"/>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3">
      <text:list-level-style-bullet text:level="1" text:style-name="WW_CharLFO3LVL1" text:bullet-char="-">
        <style:list-level-properties text:space-before="0.9847in" text:min-label-width="0.25in"/>
        <style:text-properties style:font-name="Liberation Serif"/>
      </text:list-level-style-bullet>
      <text:list-level-style-bullet text:level="2" text:style-name="WW_CharLFO3LVL2" text:bullet-char="o">
        <style:list-level-properties text:space-before="1.4847in" text:min-label-width="0.25in"/>
        <style:text-properties style:font-name="Courier New"/>
      </text:list-level-style-bullet>
      <text:list-level-style-bullet text:level="3" text:style-name="WW_CharLFO3LVL3" text:bullet-char="">
        <style:list-level-properties text:space-before="1.9847in" text:min-label-width="0.25in"/>
        <style:text-properties style:font-name="Wingdings"/>
      </text:list-level-style-bullet>
      <text:list-level-style-bullet text:level="4" text:style-name="WW_CharLFO3LVL4" text:bullet-char="">
        <style:list-level-properties text:space-before="2.4847in" text:min-label-width="0.25in"/>
        <style:text-properties style:font-name="Symbol"/>
      </text:list-level-style-bullet>
      <text:list-level-style-bullet text:level="5" text:style-name="WW_CharLFO3LVL5" text:bullet-char="o">
        <style:list-level-properties text:space-before="2.9847in" text:min-label-width="0.25in"/>
        <style:text-properties style:font-name="Courier New"/>
      </text:list-level-style-bullet>
      <text:list-level-style-bullet text:level="6" text:style-name="WW_CharLFO3LVL6" text:bullet-char="">
        <style:list-level-properties text:space-before="3.4847in" text:min-label-width="0.25in"/>
        <style:text-properties style:font-name="Wingdings"/>
      </text:list-level-style-bullet>
      <text:list-level-style-bullet text:level="7" text:style-name="WW_CharLFO3LVL7" text:bullet-char="">
        <style:list-level-properties text:space-before="3.9847in" text:min-label-width="0.25in"/>
        <style:text-properties style:font-name="Symbol"/>
      </text:list-level-style-bullet>
      <text:list-level-style-bullet text:level="8" text:style-name="WW_CharLFO3LVL8" text:bullet-char="o">
        <style:list-level-properties text:space-before="4.4847in" text:min-label-width="0.25in"/>
        <style:text-properties style:font-name="Courier New"/>
      </text:list-level-style-bullet>
      <text:list-level-style-bullet text:level="9" text:style-name="WW_CharLFO3LVL9" text:bullet-char="">
        <style:list-level-properties text:space-before="4.9847in" text:min-label-width="0.25in"/>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Nebojsa Vuga</dc:creator>
    <meta:creation-date>2020-03-16T20:56:00Z</meta:creation-date>
    <dc:date>2023-10-16T07:51:00Z</dc:date>
    <meta:template xlink:href="Normal" xlink:type="simple"/>
    <meta:editing-cycles>31</meta:editing-cycles>
    <meta:editing-duration>PT15780S</meta:editing-duration>
    <meta:document-statistic meta:page-count="4" meta:paragraph-count="20" meta:word-count="1547" meta:character-count="10351" meta:row-count="73" meta:non-whitespace-character-count="8824"/>
  </office:meta>
</office:document-meta>
</file>